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6670ad" officeooo:paragraph-rsid="006670ad"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6b4d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 ¿Cuál es el propósito principal del archivo "/etc/fstab" en Linux?</text:p>
      <text:p text:style-name="P2"><text:span text:style-name="Strong_20_Emphasis"><text:span text:style-name="T1">Respuesta 1:</text:span></text:span> El archivo "/etc/fstab" se utiliza para definir cómo y dónde se montan los sistemas de archivos en el inicio del sistema.</text:p>
      <text:p text:style-name="P2"><text:span text:style-name="Strong_20_Emphasis"><text:span text:style-name="T1">Pregunta 2:</text:span></text:span> ¿Qué información proporciona el archivo "/etc/mtab" en Linux?</text:p>
      <text:p text:style-name="P2"><text:span text:style-name="Strong_20_Emphasis"><text:span text:style-name="T1">Respuesta 2:</text:span></text:span> El archivo "/etc/mtab" muestra una lista de sistemas de archivos actualmente montados en el sistema en tiempo real.</text:p>
      <text:p text:style-name="P2"><text:span text:style-name="Strong_20_Emphasis"><text:span text:style-name="T1">Pregunta 3:</text:span></text:span> ¿Cuál es la función del archivo "/proc/mounts" en Linux?</text:p>
      <text:p text:style-name="P2"><text:span text:style-name="Strong_20_Emphasis"><text:span text:style-name="T1">Respuesta 3:</text:span></text:span> El archivo virtual "/proc/mounts" ofrece información en tiempo real sobre los sistemas de archivos montados en el sistema.</text:p>
      <text:p text:style-name="P2"><text:span text:style-name="Strong_20_Emphasis"><text:span text:style-name="T1">Pregunta 4:</text:span></text:span> ¿Cuál es el comando utilizado para montar un sistema de archivos en Linux?</text:p>
      <text:p text:style-name="P2"><text:span text:style-name="Strong_20_Emphasis"><text:span text:style-name="T1">Respuesta 4:</text:span></text:span> El comando utilizado para montar un sistema de archivos en Linux es "mount".</text:p>
      <text:p text:style-name="P2"><text:span text:style-name="Strong_20_Emphasis"><text:span text:style-name="T1">Pregunta 5:</text:span></text:span> ¿Cómo se desmonta un sistema de archivos en Linux utilizando la línea de comandos?</text:p>
      <text:p text:style-name="P2"><text:span text:style-name="Strong_20_Emphasis"><text:span text:style-name="T1">Respuesta 5:</text:span></text:span> Para desmontar un sistema de archivos en Linux, se utiliza el comando "umount".</text:p>
      <text:p text:style-name="P2"><text:span text:style-name="Strong_20_Emphasis"><text:span text:style-name="T1">Pregunta 6:</text:span></text:span> ¿Qué hace el comando "blkid" en Linux y para qué se utiliza?</text:p>
      <text:p text:style-name="P2"><text:span text:style-name="Strong_20_Emphasis"><text:span text:style-name="T1">Respuesta 6:</text:span></text:span> El comando "blkid" se utiliza para identificar dispositivos de almacenamiento y particiones por su UUID o etiquetas. Es útil para asignar de forma única los dispositivos.</text:p>
      <text:p text:style-name="P2"><text:span text:style-name="Strong_20_Emphasis"><text:span text:style-name="T1">Pregunta 7:</text:span></text:span> ¿Cuál es la utilidad del comando "sync" en Linux y cuándo se debe usar?</text:p>
      <text:p text:style-name="P2"><text:span text:style-name="Strong_20_Emphasis"><text:span text:style-name="T1">Respuesta 7:</text:span></text:span> El comando "sync" se utiliza para sincronizar de forma forzada la memoria caché con el almacenamiento principal para asegurar que los datos se escriban en el disco antes de continuar.</text:p>
      <text:p text:style-name="P2"><text:span text:style-name="Strong_20_Emphasis"><text:span text:style-name="T1">Pregunta 8:</text:span></text:span> ¿Qué comandos se utilizan para habilitar y deshabilitar la partición de intercambio (swap) en Linux?</text:p>
      <text:p text:style-name="P2"><text:span text:style-name="Strong_20_Emphasis"><text:span text:style-name="T1">Respuesta 8:</text:span></text:span> El comando "swapon" se utiliza para habilitar la partición de intercambio, mientras que "swapoff" se utiliza para deshabilitarla.</text:p>
      <text:p text:style-name="P2"><text:span text:style-name="Strong_20_Emphasis"><text:span text:style-name="T1">Pregunta 9:</text:span></text:span> ¿Cómo se identifica un dispositivo de almacenamiento por su UUID utilizando el comando "blkid"?</text:p>
      <text:p text:style-name="P2"><text:span text:style-name="Strong_20_Emphasis"><text:span text:style-name="T1">Respuesta 9:</text:span></text:span> Para identificar un dispositivo de almacenamiento por su UUID utilizando "blkid", se ejecuta "blkid /dev/nombre_del_dispositivo".</text:p>
      <text:p text:style-name="P2"><text:soft-page-break/><text:span text:style-name="Strong_20_Emphasis"><text:span text:style-name="T1">Pregunta 10:</text:span></text:span> ¿Cuál es la ventaja de utilizar UUID en lugar de rutas de dispositivos en "/etc/fstab"?</text:p>
      <text:p text:style-name="P2"><text:span text:style-name="Strong_20_Emphasis"><text:span text:style-name="T1">Respuesta 10:</text:span></text:span> El uso de UUID en "/etc/fstab" proporciona una identificación única y constante de dispositivos, lo que evita problemas si las rutas de dispositivos cambian.</text:p>
      <text:p text:style-name="P2"><text:span text:style-name="Strong_20_Emphasis"><text:span text:style-name="T1">Pregunta 11:</text:span></text:span> ¿Qué significa el término "punto de montaje" en el contexto de sistemas de archivos en Linux?</text:p>
      <text:p text:style-name="P2"><text:span text:style-name="Strong_20_Emphasis"><text:span text:style-name="T1">Respuesta 11:</text:span></text:span> El "punto de montaje" es el directorio en el sistema de archivos donde se conecta un sistema de archivos. Define la ubicación donde se accederá al contenido del sistema de archivos montado.</text:p>
      <text:p text:style-name="P2"><text:span text:style-name="Strong_20_Emphasis"><text:span text:style-name="T1">Pregunta 12:</text:span></text:span> ¿Cuál es la diferencia entre "soft mount" y "hard mount" al montar sistemas de archivos en Linux?</text:p>
      <text:p text:style-name="P2"><text:span text:style-name="Strong_20_Emphasis"><text:span text:style-name="T1">Respuesta 12:</text:span></text:span> Un "soft mount" permite que el sistema continúe si se produce un error en el montaje, mientras que un "hard mount" genera un error y detiene el sistema en caso de fallo.</text:p>
      <text:p text:style-name="P2"><text:span text:style-name="Strong_20_Emphasis"><text:span text:style-name="T1">Pregunta 13:</text:span></text:span> ¿Cuál es el comando para mostrar la lista de sistemas de archivos montados actualmente en Linux?</text:p>
      <text:p text:style-name="P2"><text:span text:style-name="Strong_20_Emphasis"><text:span text:style-name="T1">Respuesta 13:</text:span></text:span> El comando "mount" muestra la lista de sistemas de archivos montados.</text:p>
      <text:p text:style-name="P2"><text:span text:style-name="Strong_20_Emphasis"><text:span text:style-name="T1">Pregunta 14:</text:span></text:span> ¿Cómo se puede cambiar el punto de montaje de un sistema de archivos en "/etc/fstab"?</text:p>
      <text:p text:style-name="P2"><text:span text:style-name="Strong_20_Emphasis"><text:span text:style-name="T1">Respuesta 14:</text:span></text:span> Para cambiar el punto de montaje, se edita la línea correspondiente en "/etc/fstab" y se reinicia el sistema o se utiliza el comando "mount -a".</text:p>
      <text:p text:style-name="P2"><text:span text:style-name="Strong_20_Emphasis"><text:span text:style-name="T1">Pregunta 15:</text:span></text:span> ¿Cuál es la función del archivo "/etc/mtab" en sistemas antiguos y cómo ha evolucionado en sistemas modernos?</text:p>
      <text:p text:style-name="P2"><text:span text:style-name="Strong_20_Emphasis"><text:span text:style-name="T1">Respuesta 15:</text:span></text:span> En sistemas antiguos, "/etc/mtab" contenía información estática sobre sistemas de archivos montados. En sistemas modernos, "/etc/mtab" a menudo es un enlace simbólico a "/proc/mounts" y proporciona información en tiempo real.</text:p>
      <text:p text:style-name="P2"><text:span text:style-name="Strong_20_Emphasis"><text:span text:style-name="T1">Pregunta 16:</text:span></text:span> ¿Cuál es la diferencia entre "swap on" y "swap off" al utilizar el comando "swapon" y "swapoff"?</text:p>
      <text:p text:style-name="P2"><text:span text:style-name="Strong_20_Emphasis"><text:span text:style-name="T1">Respuesta 16:</text:span></text:span> "swapon" se utiliza para habilitar la partición de intercambio, mientras que "swapoff" se utiliza para deshabilitarla y liberar la memoria.</text:p>
      <text:p text:style-name="P2"><text:span text:style-name="Strong_20_Emphasis"><text:span text:style-name="T1">Pregunta 17:</text:span></text:span> ¿Qué hace el comando "fsck" en Linux y cuándo se utiliza?</text:p>
      <text:p text:style-name="P2"><text:soft-page-break/><text:span text:style-name="Strong_20_Emphasis"><text:span text:style-name="T1">Respuesta 17:</text:span></text:span> El comando "fsck" (file system check) se utiliza para verificar y reparar sistemas de archivos dañados. Se usa generalmente después de un apagado incorrecto o problemas en el sistema de archivos.</text:p>
      <text:p text:style-name="P2"><text:span text:style-name="Strong_20_Emphasis"><text:span text:style-name="T1">Pregunta 18:</text:span></text:span> ¿Cómo se puede verificar si una partición de intercambio está habilitada en Linux?</text:p>
      <text:p text:style-name="P2"><text:span text:style-name="Strong_20_Emphasis"><text:span text:style-name="T1">Respuesta 18:</text:span></text:span> Se puede verificar si una partición de intercambio está habilitada utilizando el comando "swapon -s" o "cat /proc/swaps".</text:p>
      <text:p text:style-name="P2"><text:span text:style-name="Strong_20_Emphasis"><text:span text:style-name="T1">Pregunta 19:</text:span></text:span> ¿Cuál es la diferencia entre "ext3" y "ext4" en términos de sistemas de archivos en Linux?</text:p>
      <text:p text:style-name="P2"><text:span text:style-name="Strong_20_Emphasis"><text:span text:style-name="T1">Respuesta 19:</text:span></text:span> "ext4" es una versión más reciente y avanzada de "ext3" con mejor rendimiento y características adicionales, como soporte para sistemas de archivos más grandes y journaling mejorado.</text:p>
      <text:p text:style-name="P2"><text:span text:style-name="Strong_20_Emphasis"><text:span text:style-name="T1">Pregunta 20:</text:span></text:span> ¿Qué es el journaling en sistemas de archivos en Linux y cuál es su propósito?</text:p>
      <text:p text:style-name="P2"><text:span text:style-name="Strong_20_Emphasis"><text:span text:style-name="T1">Respuesta 20:</text:span></text:span> El journaling es una técnica que registra cambios en el sistema de archivos en un registro (journal) antes de realizarlos, lo que ayuda a recuperar el sistema en caso de fallos o apagados incorrectos sin corrupción de dato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6b4da2"/>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Sistemas de archivos y dispositivos</text:span> </text:p>
        <text:p text:style-name="MP2">Manejar el sistema de archivos de Linux <text:s text:c="2"/></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1:21:25.830763095</dc:date>
    <meta:editing-duration>PT4H14M6S</meta:editing-duration>
    <meta:editing-cycles>86</meta:editing-cycles>
    <meta:generator>LibreOffice/7.4.1.2$Linux_X86_64 LibreOffice_project/3c58a8f3a960df8bc8fd77b461821e42c061c5f0</meta:generator>
    <meta:document-statistic meta:table-count="0" meta:image-count="1" meta:object-count="0" meta:page-count="3" meta:paragraph-count="43" meta:word-count="830" meta:character-count="5174" meta:non-whitespace-character-count="4383"/>
  </office:meta>
</office:document-meta>
</file>